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5</text:p>
      <text:h text:style-name="Heading_20_1" text:outline-level="1"><text:bookmark-start text:name="objetivo"/>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Aula 03 - Conhecendo o R e o RStudio parte 1<text:bookmark-end text:name="aula-03---conhecendo-o-r-e-o-rstudio-parte-1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  <text:list text:style-name="L5">
                <text:list-item>
                  <text:p text:style-name="P5"><text:span text:style-name="T1">Global Options</text:span><text:line-break/></text:p>
                  <text:list text:style-name="L6">
                    <text:list-item>
                      <text:p text:style-name="P6"><text:span text:style-name="T1">Pane Layout</text:span><text:line-break/>Reorganizar o <text:span text:style-name="T2">layout</text:span> das janelas do RStudio para melhor se adaptar ao usuário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Inserir <text:span text:style-name="T1">comentarios</text:span>, utilizar ‘<text:span text:style-name="T1">#</text:span>’.<text:line-break/></text:p>
        </text:list-item>
        <text:list-item>
          <text:p text:style-name="P3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  <text:list-item>
          <text:p text:style-name="P3">Atribuições:<text:line-break/>(Tipagem automatica/dinâmica)<text:line-break/></text:p>
          <text:list text:style-name="L8">
            <text:list-item>
              <text:p text:style-name="P8">Atribuições de <text:span text:style-name="T1">variaveis</text:span> usar o sinal ‘<text:span text:style-name="T1">-&gt;</text:span>’ ou ‘<text:span text:style-name="T1">&lt;-</text:span>’.<text:line-break/></text:p>
            </text:list-item>
            <text:list-item>
              <text:p text:style-name="P8">Atribuição de <text:span text:style-name="T1">funções</text:span> utilizar o sinal ‘<text:span text:style-name="T1">=</text:span>’.<text:line-break/></text:p>
            </text:list-item>
          </text:list>
        </text:list-item>
        <text:list-item>
          <text:p text:style-name="P3">Tipagem:<text:line-break/></text:p>
          <text:list text:style-name="L9">
            <text:list-item>
              <text:p text:style-name="P9">Tipagem das variaveis automatica/dinâmica.<text:line-break/></text:p>
            </text:list-item>
            <text:list-item>
              <text:p text:style-name="P9">Erro ao fazer operações com variaveis de tipos distintos.<text:line-break/></text:p>
            </text:list-item>
          </text:list>
        </text:list-item>
      </text:list>
      <text:p text:style-name="Pagebreak"/>
      <text:h text:style-name="Heading_20_1" text:outline-level="1"><text:bookmark-start text:name="aula-04---conhecendo-r-e-o-rstudio-parte-2"/>Aula 04 - Conhecendo R e o RStudio parte 2<text:bookmark-end text:name="aula-04---conhecendo-r-e-o-rstudio-parte-2"/></text:h>
      <text:list text:style-name="L10">
        <text:list-item>
          <text:p text:style-name="P10">Help ‘<text:span text:style-name="T1">?</text:span>’, usado para pesquisar uma função.<text:line-break/></text:p>
        </text:list-item>
      </text:list>
      <text:p text:style-name="Pagebreak"/>
      <text:h text:style-name="Heading_20_1" text:outline-level="1"><text:bookmark-start text:name="aula-05--"/>Aula 05 -<text:bookmark-end text:name="aula-05--"/></text:h>
      <text:p text:style-name="Pagebreak"/>
      <text:h text:style-name="Heading_20_1" text:outline-level="1"><text:bookmark-start text:name="aula-06--"/>Aula 06 -<text:bookmark-end text:name="aula-06--"/></text:h>
      <text:p text:style-name="Pagebreak"/>
      <text:h text:style-name="Heading_20_1" text:outline-level="1"><text:bookmark-start text:name="aula-07--"/>Aula 07 -<text:bookmark-end text:name="aula-07--"/></text:h>
      <text:p text:style-name="Pagebreak"/>
      <text:h text:style-name="Heading_20_1" text:outline-level="1"><text:bookmark-start text:name="aula-08--"/>Aula 08 -<text:bookmark-end text:name="aula-08--"/></text:h>
      <text:p text:style-name="Pagebreak"/>
      <text:h text:style-name="Heading_20_1" text:outline-level="1"><text:bookmark-start text:name="aula-09--"/>Aula 09 -<text:bookmark-end text:name="aula-09--"/></text:h>
      <text:p text:style-name="Pagebreak"/>
      <text:h text:style-name="Heading_20_1" text:outline-level="1"><text:bookmark-start text:name="aula-10--"/>Aula 10 -<text:bookmark-end text:name="aula-10--"/></text:h>
      <text:p text:style-name="Pagebreak"/>
      <text:h text:style-name="Heading_20_1" text:outline-level="1"><text:bookmark-start text:name="aula-11--"/>Aula 11 -<text:bookmark-end text:name="aula-11--"/></text:h>
      <text:p text:style-name="Pagebreak"/>
      <text:h text:style-name="Heading_20_1" text:outline-level="1"><text:bookmark-start text:name="aula-12--"/>Aula 12 -<text:bookmark-end text:name="aula-12--"/></text:h>
      <text:p text:style-name="Pagebreak"/>
      <text:h text:style-name="Heading_20_1" text:outline-level="1"><text:bookmark-start text:name="aula-13--"/>Aula 13 -<text:bookmark-end text:name="aula-13--"/></text:h>
      <text:p text:style-name="Pagebreak"/>
      <text:h text:style-name="Heading_20_1" text:outline-level="1"><text:bookmark-start text:name="aula-14--"/>Aula 14 -<text:bookmark-end text:name="aula-14--"/></text:h>
      <text:p text:style-name="Pagebreak"/>
      <text:h text:style-name="Heading_20_1" text:outline-level="1"><text:bookmark-start text:name="aula-15--"/>Aula 15 -<text:bookmark-end text:name="aula-15--"/></text:h>
      <text:p text:style-name="Pagebreak"/>
      <text:h text:style-name="Heading_20_1" text:outline-level="1"><text:bookmark-start text:name="aula-16--"/>Aula 16 -<text:bookmark-end text:name="aula-16--"/></text:h>
      <text:p text:style-name="Pagebreak"/>
      <text:h text:style-name="Heading_20_1" text:outline-level="1"><text:bookmark-start text:name="aula-17--"/>Aula 17 -<text:bookmark-end text:name="aula-17--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5T15:15:18Z</meta:creation-date>
    <dc:date>2022-03-15T15:15:18Z</dc:date>
    <meta:user-defined meta:name="date" meta:value-type="string">2022-03-15</meta:user-defined>
    <meta:user-defined meta:name="output" meta:value-type="string"/>
  </office:meta>
</office:document-meta>
</file>